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font-style="normal" fo:font-weight="bold" officeooo:rsid="000d3873" officeooo:paragraph-rsid="000d3873" style:font-size-asian="24pt" style:font-style-asian="normal" style:font-weight-asian="bold" style:font-size-complex="24pt" style:font-style-complex="normal" style:font-weight-complex="bold"/>
    </style:style>
    <style:style style:name="P2" style:family="paragraph" style:parent-style-name="Standard">
      <style:text-properties officeooo:rsid="00002630" officeooo:paragraph-rsid="00002630"/>
    </style:style>
    <style:style style:name="P3" style:family="paragraph" style:parent-style-name="Standard">
      <style:text-properties officeooo:rsid="00002630" officeooo:paragraph-rsid="0007b63c"/>
    </style:style>
    <style:style style:name="P4" style:family="paragraph" style:parent-style-name="Standard">
      <style:paragraph-properties fo:text-align="justify" style:justify-single-word="false"/>
      <style:text-properties style:font-name="Times New Roman" fo:font-size="12pt" officeooo:paragraph-rsid="0007b63c" style:font-size-asian="12pt" style:font-size-complex="12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size-complex="12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font-size="12pt" officeooo:paragraph-rsid="00180bb3" style:font-size-asian="12pt" style:font-size-complex="12pt"/>
    </style:style>
    <style:style style:name="P7" style:family="paragraph" style:parent-style-name="Standard">
      <style:paragraph-properties fo:margin-top="0in" fo:margin-bottom="0in" style:contextual-spacing="false" fo:text-align="justify" style:justify-single-word="false"/>
      <style:text-properties style:font-name="Times New Roman" fo:font-size="12pt" style:font-size-asian="12pt" style:font-size-complex="12pt"/>
    </style:style>
    <style:style style:name="P8"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style:text-properties style:font-name="Times New Roman" fo:font-size="12pt" style:font-size-asian="12pt" style:font-size-complex="12pt"/>
    </style:style>
    <style:style style:name="P9"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style:text-properties fo:color="#000000" loext:opacity="100%" style:font-name="Times New Roman" fo:font-size="12pt" fo:letter-spacing="normal" fo:font-weight="normal"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fo:margin-left="0in" fo:margin-right="0in" fo:text-align="justify" style:justify-single-word="false" fo:orphans="2" fo:widows="2" fo:text-indent="0in" style:auto-text-indent="false"/>
      <style:text-properties style:font-name="Times New Roman" fo:font-size="12pt" style:font-size-asian="12pt" style:font-size-complex="12pt"/>
    </style:style>
    <style:style style:name="P12" style:family="paragraph" style:parent-style-name="Standard">
      <style:paragraph-properties fo:margin-top="0in" fo:margin-bottom="0in" style:contextual-spacing="false" fo:line-height="100%"/>
      <style:text-properties style:font-name="Times New Roman" fo:font-size="12pt" style:font-size-asian="12pt" style:font-size-complex="12pt"/>
    </style:style>
    <style:style style:name="P13" style:family="paragraph" style:parent-style-name="Standard">
      <style:paragraph-properties fo:margin-top="0in" fo:margin-bottom="0in" style:contextual-spacing="false"/>
    </style:style>
    <style:style style:name="P14" style:family="paragraph" style:parent-style-name="Standard">
      <style:text-properties style:font-name="Times New Roman" fo:font-size="12pt" officeooo:paragraph-rsid="0007b63c" style:font-size-asian="12pt" style:font-size-complex="12pt"/>
    </style:style>
    <style:style style:name="T1" style:family="text">
      <style:text-properties officeooo:rsid="00002630"/>
    </style:style>
    <style:style style:name="T2" style:family="text">
      <style:text-properties officeooo:rsid="00180bb3"/>
    </style:style>
    <style:style style:name="T3" style:family="text">
      <style:text-properties fo:color="#000000" loext:opacity="100%" fo:letter-spacing="normal" fo:font-weight="normal"/>
    </style:style>
    <style:style style:name="T4" style:family="text">
      <style:text-properties fo:color="#000000" loext:opacity="100%" fo:letter-spacing="normal"/>
    </style:style>
    <style:style style:name="T5" style:family="text">
      <style:text-properties fo:color="#000000" loext:opacity="100%" fo:letter-spacing="normal" fo:font-weight="normal" officeooo:rsid="00180bb3"/>
    </style:style>
    <style:style style:name="T6"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phics Game Engine</text:p>
      <text:p text:style-name="P2"/>
      <text:p text:style-name="P3"><text:tab/><text:bookmark-start text:name="__DdeLink__109_751555809"/></text:p>
      <text:p text:style-name="P4"><text:span text:style-name="T1"><text:tab/></text:span><text:bookmark-end text:name="__DdeLink__109_751555809"/>GGEngine is a 3D game engine developed making use of Modern OpenGL &amp; the Lightweight Java Game Library. It is capable of loading OBJ Models, texturing &amp; multi-texturing using texture atlases, terrain generation according to a heightmap given as input, shadow mapping and global &amp; point lighting.</text:p>
      <text:p text:style-name="P5"/>
      <text:p text:style-name="P6"><text:tab/>OBJ files define object geometry and properties by storing information in ASCII format. The used models provide information regarding regarding vertex positions (v), texture vertices (vt), vertex normals (vn) &amp; the faces determined by them (f) in a right-handed coordinate system. For each type of vertex data there exists a corresponding list. For the vertex positions the x-y-z coordinates are specified in floating-point numbers; for the vertex normals i-j-k floating-point components are specified which affect the way geometry is rendered; for the texture vertices u-v-w floating-point components are specified, where each component represents the value for the direction of the texture on the geometry. A face element is specified by the indices of the vertices that form it; it includes arguments for vertex normals and texture vertices by their indices in the corresponding lists. </text:p>
      <text:p text:style-name="P6"><text:tab/>Information of the geometry for an entity present in the game is loaded from an OBJ file via the OBJLoader class, stored into a Vertex Array Object (VAO) viad the ModelLoader class and mapped with a PNG texture.</text:p>
      <text:p text:style-name="P5"/>
      <text:p text:style-name="P5"><text:tab/>The ModelLoader <text:span text:style-name="T2">class </text:span>is in charge of Vertex Specification i.e. generating Vertex Array Objects (VAOs), Vertex Buffer Objects (VBOs), Index Buffer Objects (IBOs) as well as loading textures via the TextureLoader class. It is also responsible for their binding/unbinding and deletion.</text:p>
      <text:p text:style-name="P5">A VAO is an Object that, for the purposes of this application, stores all the attributes needed to render a 3D model. A VAO is used in the engine to store: vertex positions, texture coordinates and normal vectors in VBOs. Each type of the aforementioned attributes is stored into a Buffer Object that will act as a data source for the VAO. These attributes are then referenced from an array of indices provided as a Buffer Object and bound to an Element Array Buffer to be used by the draw calls. Essentially an IB<text:span text:style-name="T2">O</text:span> <text:span text:style-name="T2">i</text:span>s responsible for specifying the order in which vertices must be connected in order to form triangles that can be rendered through their indices in the VBO.</text:p>
      <text:p text:style-name="P7"/>
      <text:p text:style-name="P6"><text:tab/>The Shader programs are defined in GLSL. A Shader is a user-defined program that executes on the GPU and provides code for programmable stages of the rendering pipeline. Vertex &amp; Fragment Shaders are provided for Entities, Terrain &amp; Shadow calculations.</text:p>
      <text:p text:style-name="P6"><text:tab/>The abstract Shader class provides methods to read a shader and upload general-purpose data to it such as primitives, vectors or matrices, while its children are used to specify and bind said data.</text:p>
      <text:p text:style-name="P8"><text:tab/>An Entity encapsulates a transformation and an instance of a TexturedModel. The StaticShader is in charge of binding attributes and uploading entity-specific data (such as model, view and projection matrices) to the vertex shader in charge of entities. This shader then calculates the Model-View-Projection matrix for each vertex of each entity, the normal vectors, the direction vectors (normals pointing towards one of the maximum of 5 light sources) and whether or not said entity is visible depending on the distance towards the camera. The texture coordinates, normals and visibility are then passed to the entity fragment shader. The fragment shader executes per-pixel, using the values stored at <text:soft-page-break/>the vertices to determine the color of a pixel by linearly interpolating the vertex values depending on their distance from the target pixel and producing as output the color of that pixel. <text:span text:style-name="T3">The texture coordinates that were interpolated over the model and passed to the fragment shader are used to return the raw color of the pixel at said texture coordinates. To obtain the final color value of a pixel calculations are ran for each light source.</text:span></text:p>
      <text:p text:style-name="P8"><text:span text:style-name="T3"><text:tab/>A Light object encapsulates its position, color &amp; attenuation factor. The factors taken into account for calculating the pixel value are the extent to which the direction vector and normal vector overlap (diffuse lighting), any light reflected from an object i.e. </text:span>how much the mirrored image of the inverse of the vector pointing to the light source is pointing towards the camera,<text:span text:style-name="T4"> </text:span><text:span text:style-name="T3">(specular lighting) and an arbitrary value for the "ambient light" which adds a small amount of light to the model.</text:span></text:p>
      <text:p text:style-name="P5"/>
      <text:p text:style-name="P9"><text:tab/>The terrain shaders are, for the most part, similar to the entity shaders, the main differences being that they additionally have to deal with shadow mapping calculations, height mapping &amp; blend mapping.</text:p>
      <text:p text:style-name="P8"><text:span text:style-name="T3"><text:tab/>A Terrain instance has fixed Size x Size and maximum height, a 3</text:span><text:span text:style-name="T5">d</text:span><text:span text:style-name="T3"> model generated according to a heightmap, a 2D position and a TerrainTexturePack </text:span><text:span text:style-name="T5">instance</text:span><text:span text:style-name="T3"> which wraps up to 4 textures to be used in texturing the terrain according to a blend map.</text:span> The terrain height is generated according to a grayscale heightmap image. The darker the color of a pixel the lower the height it represents. The heightmap file is read into a Terrain instance, then, each pixel’s value is brought into a normalized [-1,1] space and finally that space is enlarged according to developer needs. <text:span text:style-name="T3">The blend map is an image that uses RGB values to mark the coordinates where one of the 4 textures in the pack should be used.</text:span></text:p>
      <text:p text:style-name="P5"/>
      <text:p text:style-name="P5"><text:tab/>To achieve the effect of creating a shadow for an entity, the scene's depth (in form of a buffer) is first rendered from the light's point of view to a Frame Buffer Object (FBO). An FBO is a user-created frame buffer which stores information (color, depth etc.) for each pixel. Then the terrain fragment shader checks whether the Z value of the terrain is greater than the Z value of the object. If it is, then said object will cast a shadow over the terrain i.e. the pixels at the shadow coordinates are darkened. It is to be noted that these calculations are only applied for the world light whose direction is the same at every point in the scene. As another observation, the world is represented in a (-1,0,1) coordinate system, but the shadows are required to be in a normalized (0,1) system. As such the calculation for the position of a terrain vertex in the shadow map is intentionally biased and given by: -0.5 + 0.5 * orthoProjectionMatrix * lightViewMatrix * modelMatrix * vertexPosition.</text:p>
      <text:p text:style-name="P5"/>
      <text:p text:style-name="P5"><text:tab/>A fog effect is used to limit the player’s view distance. The fog basically works by fading objects into the color of the sky depending on how far they are from the camera, according to an exponential function. The sky color and the object color are interpolated in the fragment shader.</text:p>
      <text:p text:style-name="P10"/>
      <text:p text:style-name="P11"><text:tab/>The entities in charge of the rendering process are the <text:span text:style-name="T3">EntityRenderer, TerrainRenderer and RenderManager. The EntityRenderer is in charge of binding, unbinding and drawing instances of TexturedModels, as is the TerrainRenderer in regards to Terrain instances. The</text:span> <text:span text:style-name="T3">RenderManager determines the Projection Matrix in order to render in Perspective mode, determines the usage of shader programs and is in charge of issuing draw calls. </text:span></text:p>
      <text:p text:style-name="P10"/>
      <text:p text:style-name="P5"><text:tab/>Finally, the Camera entity basically acts as the player entity. It’s position and rotation are used to determine the view matrix.</text:p>
      <text:p text:style-name="P12"><text:soft-page-break/></text:p>
      <text:p text:style-name="P13"><text:span text:style-name="T6"/></text:p>
      <text:p text:style-name="P13"><text:span text:style-name="T6">[1] Paul Bourke. Data Formats – OBJ. </text:span><text:a xlink:type="simple" xlink:href="http://paulbourke.net/dataformats/obj/" text:style-name="Internet_20_link" text:visited-style-name="Visited_20_Internet_20_Link"><text:span text:style-name="T6">http://paulbourke.net/dataformats/obj/</text:span></text:a></text:p>
      <text:p text:style-name="P13"><text:span text:style-name="T6">[2] Khronos. The OpenGL Wiki. </text:span><text:a xlink:type="simple" xlink:href="https://www.khronos.org/opengl/wiki/" text:style-name="Internet_20_link" text:visited-style-name="Visited_20_Internet_20_Link"><text:span text:style-name="T6">https://www.khronos.org/opengl/wiki/</text:span></text:a></text:p>
      <text:p text:style-name="P13"><text:span text:style-name="T6">[3] Solarian Programmer. OpenGL101: Matrices - projection, view, model. </text:span><text:a xlink:type="simple" xlink:href="https://solarianprogrammer.com/2013/05/22/opengl-101-matrices-projection-view-model/" text:style-name="Internet_20_link" text:visited-style-name="Visited_20_Internet_20_Link"><text:span text:style-name="T6">https://solarianprogrammer.com/2013/05/22/opengl-101-matrices-projection-view-model/</text:span></text:a></text:p>
      <text:p text:style-name="P13"><text:span text:style-name="T6">[4] Lean OpenGL ES. Ambient &amp; Diffues Lighting, Per-Fragment Lighting. </text:span><text:a xlink:type="simple" xlink:href="https://www.learnopengles.com/android-lesson-two-ambient-and-diffuse-lighting/" text:style-name="Internet_20_link" text:visited-style-name="Visited_20_Internet_20_Link"><text:span text:style-name="T6">https://www.learnopengles.com/android-lesson-two-ambient-and-diffuse-lighting/</text:span></text:a></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fo:font-style="italic" officeooo:rsid="000afbf3" officeooo:paragraph-rsid="000afbf3"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Csoka Ervin</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3.2$Windows_X86_64 LibreOffice_project/48a6bac9e7e268aeb4c3483fcf825c94556d9f92</meta:generator>
    <dc:date>2024-12-19T13:01:49.898000000</dc:date>
    <meta:editing-duration>PT3H7M5S</meta:editing-duration>
    <meta:editing-cycles>9</meta:editing-cycles>
    <meta:document-statistic meta:table-count="0" meta:image-count="0" meta:object-count="0" meta:page-count="3" meta:paragraph-count="22" meta:word-count="1226" meta:character-count="7690" meta:non-whitespace-character-count="6465"/>
  </office:meta>
</office:document-meta>
</file>